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cctw dependency calculation benchmark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#</text:p>
          </table:table-cell>
          <table:table-cell office:value-type="string">
            <text:p>CPU</text:p>
          </table:table-cell>
          <table:table-cell office:value-type="string">
            <text:p>#Threads</text:p>
          </table:table-cell>
          <table:table-cell office:value-type="string">
            <text:p>GHz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Elapsed</text:p>
          </table:table-cell>
        </table:table-row>
        <table:table-row table:style-name="ro1">
          <table:table-cell office:value-type="string">
            <text:p>aoun</text:p>
          </table:table-cell>
          <table:table-cell office:value-type="string">
            <text:p>2xE5-2640</text:p>
          </table:table-cell>
          <table:table-cell office:value-type="float" office:value="24">
            <text:p>24</text:p>
          </table:table-cell>
          <table:table-cell office:value-type="float" office:value="2.5">
            <text:p>2.5</text:p>
          </table:table-cell>
          <table:table-cell table:style-name="ce1" office:value-type="time" office:time-value="PT14H01M57.152S">
            <text:p>14:01:57.15</text:p>
          </table:table-cell>
          <table:table-cell table:style-name="ce1" office:value-type="time" office:time-value="PT14H03M42.09S">
            <text:p>14:03:42.09</text:p>
          </table:table-cell>
          <table:table-cell table:formula="of:=[.F4]-[.E4]" office:value-type="time" office:time-value="PT00H01M44.938S">
            <text:p>01:44.94</text:p>
          </table:table-cell>
        </table:table-row>
        <table:table-row table:style-name="ro1">
          <table:table-cell office:value-type="string">
            <text:p>jenningsx</text:p>
          </table:table-cell>
          <table:table-cell office:value-type="string">
            <text:p>Core i7-377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table:style-name="ce2" office:value-type="time" office:time-value="PT13H54M08.581S">
            <text:p>13:54:08.58</text:p>
          </table:table-cell>
          <table:table-cell table:style-name="ce2" office:value-type="time" office:time-value="PT13H58M42.292S">
            <text:p>13:58:42.29</text:p>
          </table:table-cell>
          <table:table-cell table:formula="of:=[.F5]-[.E5]" office:value-type="time" office:time-value="PT00H04M33.711S">
            <text:p>04:33.71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string">
            <text:p>2xXeon X5650</text:p>
          </table:table-cell>
          <table:table-cell office:value-type="float" office:value="24">
            <text:p>24</text:p>
          </table:table-cell>
          <table:table-cell office:value-type="float" office:value="2.67">
            <text:p>2.67</text:p>
          </table:table-cell>
          <table:table-cell table:style-name="ce1" office:value-type="time" office:time-value="PT13H47M32.056S">
            <text:p>13:47:32.06</text:p>
          </table:table-cell>
          <table:table-cell table:style-name="ce1" office:value-type="time" office:time-value="PT13H49M53.027S">
            <text:p>13:49:53.03</text:p>
          </table:table-cell>
          <table:table-cell table:formula="of:=[.F6]-[.E6]" office:value-type="time" office:time-value="PT00H02M20.971S">
            <text:p>02:20.97</text:p>
          </table:table-cell>
        </table:table-row>
        <table:table-row table:style-name="ro3">
          <table:table-cell office:value-type="string">
            <text:p>weimar</text:p>
          </table:table-cell>
          <table:table-cell office:value-type="string">
            <text:p>Core i5-2500K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table:style-name="ce1" office:value-type="time" office:time-value="PT13H52M27.302S">
            <text:p>13:52:27.30</text:p>
          </table:table-cell>
          <table:table-cell table:style-name="ce1" office:value-type="time" office:time-value="PT14H02M36.817S">
            <text:p>14:02:36.82</text:p>
          </table:table-cell>
          <table:table-cell table:formula="of:=[.F7]-[.E7]" office:value-type="time" office:time-value="PT00H10M09.515S">
            <text:p>10:09.52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[.F8]-[.E8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[.F9]-[.E9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[.F10]-[.E10]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4:05:51</meta:creation-date>
    <dc:date>2013-08-20T14:16:36</dc:date>
    <meta:editing-duration>PT7M13S</meta:editing-duration>
    <meta:editing-cycles>2</meta:editing-cycles>
    <meta:generator>LibreOffice/4.0.4.2$MacOSX_x86 LibreOffice_project/9e9821abd0ffdbc09cd8c52eaa574fa09eb08f2</meta:generator>
    <meta:document-statistic meta:table-count="1" meta:cell-count="45" meta:object-count="0"/>
    <meta:user-defined meta:name="qrichtext">1</meta:user-defined>
  </office:meta>
</office:document-meta>
</file>